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officeooo:paragraph-rsid="00069a28" style:font-size-asian="2pt" style:font-size-complex="2pt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69a28"/>
    </style:style>
    <style:style style:name="P3" style:family="paragraph" style:parent-style-name="Preformatted_20_Text">
      <style:text-properties fo:color="#0000ff" officeooo:paragraph-rsid="00069a28"/>
    </style:style>
    <style:style style:name="P4" style:family="paragraph" style:parent-style-name="Preformatted_20_Text">
      <style:text-properties fo:color="#000000" officeooo:paragraph-rsid="00069a28"/>
    </style:style>
    <style:style style:name="P5" style:family="paragraph" style:parent-style-name="Preformatted_20_Text">
      <style:text-properties officeooo:paragraph-rsid="00069a28"/>
    </style:style>
    <style:style style:name="P6" style:family="paragraph" style:parent-style-name="Preformatted_20_Text">
      <style:paragraph-properties fo:margin-top="0.0972in" fo:margin-bottom="0.0835in" loext:contextual-spacing="false"/>
      <style:text-properties officeooo:paragraph-rsid="00069a28"/>
    </style:style>
    <style:style style:name="P7" style:family="paragraph" style:parent-style-name="Heading_20_1">
      <style:text-properties officeooo:paragraph-rsid="00069a28"/>
    </style:style>
    <style:style style:name="P8" style:family="paragraph" style:parent-style-name="Table_20_Contents">
      <style:paragraph-properties fo:text-align="end" style:justify-single-word="false"/>
      <style:text-properties officeooo:paragraph-rsid="00069a28"/>
    </style:style>
    <style:style style:name="P9" style:family="paragraph" style:parent-style-name="Table_20_Contents">
      <style:text-properties fo:font-size="2pt" officeooo:paragraph-rsid="00069a28" style:font-size-asian="2pt" style:font-size-complex="2pt"/>
    </style:style>
    <style:style style:name="P10" style:family="paragraph" style:parent-style-name="Table_20_Contents">
      <style:text-properties officeooo:paragraph-rsid="00069a28"/>
    </style:style>
    <style:style style:name="P11" style:family="paragraph" style:parent-style-name="Text_20_body">
      <style:text-properties officeooo:paragraph-rsid="00069a28"/>
    </style:style>
    <style:style style:name="P12" style:family="paragraph" style:parent-style-name="Heading_20_2">
      <style:text-properties officeooo:paragraph-rsid="00069a28"/>
    </style:style>
    <style:style style:name="P13" style:family="paragraph" style:parent-style-name="Text_20_body" style:master-page-name="HTML">
      <style:paragraph-properties style:page-number="auto"/>
      <style:text-properties officeooo:paragraph-rsid="00069a28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069a28"/>
    </style:style>
    <style:style style:name="T2" style:family="text">
      <style:text-properties officeooo:rsid="00092860"/>
    </style:style>
    <style:style style:name="T3" style:family="text">
      <style:text-properties officeooo:rsid="000b046a"/>
    </style:style>
    <style:style style:name="T4" style:family="text">
      <style:text-properties officeooo:rsid="0013368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7">Web4U @ WWU</text:p>
      <text:p text:style-name="P1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0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8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8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8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9"/>
          </table:table-cell>
          <table:table-cell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0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2" text:outline-level="2">Display Academic History</text:h>
          </table:table-cell>
          <table:table-cell table:style-name="Table4.A1" office:value-type="string">
            <text:p text:style-name="P10">  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table:number-columns-spanned="3" office:value-type="string">
            <text:p text:style-name="P10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7"><text:bookmark text:name="main_content"/><office:annotation><dc:date>2017-07-07T14:03:18.558000000</dc:date><text:p>** END OF twbkwbis.P_OpenDoc **</text:p></office:annotation>Should have a 4.0 for CBE!</text:p>
      <text:p text:style-name="P5"/>
      <text:p text:style-name="P6">Western Washington University</text:p>
      <text:p text:style-name="P5"/>
      <text:p text:style-name="P5"/>
      <text:p text:style-name="P3">Name: Stichart, Crispin Alexander ID: W01173828 Previous ID:</text:p>
      <text:p text:style-name="P5"/>
      <text:p text:style-name="P5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<text:span text:style-name="T3">Euclidean Pottery</text:span> <text:s text:c="14"/>4 <text:s text:c="2"/><text:span text:style-name="T4">C</text:span> <text:s/>13.2 <text:s/>L <text:s text:c="4"/>03/24/14 <text:s text:c="26"/></text:p>
      <text:p text:style-name="P4">ECON 240 <text:s text:c="2"/>10603 <text:span text:style-name="T3">Making Tea</text:span> <text:s text:c="20"/>4 <text:s text:c="2"/><text:span text:style-name="T4">C</text:span> <text:s/>13.2 <text:s/>L <text:s text:c="4"/>03/24/14 <text:s text:c="26"/></text:p>
      <text:p text:style-name="P4">Quarter: <text:s/>Credits: <text:s text:c="2"/>12.0 <text:s text:c="4"/>Qpts: <text:s text:c="3"/>42.40 <text:s text:c="4"/>GPA: <text:s/><text:span text:style-name="T4">2.75</text:span></text:p>
      <text:p text:style-name="P4"><text:s text:c="80"/></text:p>
      <text:p text:style-name="P4">201420 <text:s text:c="2"/>Cls: JR <text:s text:c="2"/>Coll: BU <text:s text:c="2"/>Res: R <text:s text:c="2"/>Fac Actn: Good Standing <text:s text:c="3"/></text:p>
      <text:p text:style-name="P4"><text:s text:c="9"/>Site: <text:s text:c="4"/>Prg1: PM-BU <text:s text:c="8"/>Prg2: <text:s text:c="20"/>Mjr: DD1P</text:p>
      <text:p text:style-name="P4"><text:span text:style-name="T2">MIS</text:span> 2<text:span text:style-name="T2">22</text:span> <text:s text:c="2"/>14153 <text:span text:style-name="T3">Euclidean Pottery</text:span> <text:s text:c="9"/>4 <text:s text:c="2"/>A <text:s text:c="2"/>16 <text:s text:c="3"/>L <text:s text:c="4"/>06/17/14 <text:s text:c="25"/></text:p>
      <text:p text:style-name="P4"><text:span text:style-name="T2">ECON</text:span> 2<text:span text:style-name="T2">40</text:span> <text:s text:c="2"/>10603 <text:span text:style-name="T3">Making Tea <text:s text:c="3"/></text:span><text:s text:c="12"/>4 <text:s text:c="2"/>B <text:s/>14.8 <text:s/>L <text:s text:c="4"/>06/16/14 <text:s text:c="5"/>SSC <text:s text:c="23"/></text:p>
      <text:p text:style-name="P4">Quarter: <text:s/>Credits: <text:s text:c="3"/>8.0 <text:s text:c="4"/>Qpts: <text:s text:c="3"/>30.80 <text:s text:c="4"/>GPA: <text:s/><text:span text:style-name="T4">3.5</text:span>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<text:soft-page-break/>Status: <text:s text:c="14"/>Pending <text:s text:c="65"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2:24.429000000</meta:creation-date>
    <dc:date>2017-07-07T14:27:35.745000000</dc:date>
    <meta:editing-duration>PT7M36S</meta:editing-duration>
    <meta:editing-cycles>8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03" meta:non-whitespace-character-count="1512"/>
  </office:meta>
</office:document-meta>
</file>